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15bd8" officeooo:paragraph-rsid="00015bd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01c058" officeooo:paragraph-rsid="0001c058"/>
    </style:style>
    <style:style style:name="P5" style:family="paragraph" style:parent-style-name="Table_20_Contents">
      <style:paragraph-properties fo:text-align="center" style:justify-single-word="false"/>
      <style:text-properties officeooo:rsid="0003a12c" officeooo:paragraph-rsid="0003a12c"/>
    </style:style>
    <style:style style:name="P6" style:family="paragraph" style:parent-style-name="Table_20_Contents">
      <style:paragraph-properties fo:text-align="center" style:justify-single-word="false"/>
      <style:text-properties officeooo:rsid="000584af" officeooo:paragraph-rsid="000584af"/>
    </style:style>
    <style:style style:name="P7" style:family="paragraph" style:parent-style-name="Table_20_Contents">
      <style:paragraph-properties fo:text-align="center" style:justify-single-word="false"/>
      <style:text-properties officeooo:rsid="00080368" officeooo:paragraph-rsid="00080368"/>
    </style:style>
    <style:style style:name="P8" style:family="paragraph" style:parent-style-name="Table_20_Contents">
      <style:paragraph-properties fo:text-align="center" style:justify-single-word="false"/>
      <style:text-properties officeooo:rsid="000cb2b2" officeooo:paragraph-rsid="000cb2b2"/>
    </style:style>
    <style:style style:name="P9" style:family="paragraph" style:parent-style-name="Table_20_Contents">
      <style:paragraph-properties fo:text-align="center" style:justify-single-word="false"/>
      <style:text-properties officeooo:rsid="000d1925" officeooo:paragraph-rsid="000d1925"/>
    </style:style>
    <style:style style:name="P10" style:family="paragraph" style:parent-style-name="Table_20_Contents">
      <style:paragraph-properties fo:text-align="center" style:justify-single-word="false"/>
      <style:text-properties officeooo:rsid="00116470" officeooo:paragraph-rsid="00116470"/>
    </style:style>
    <style:style style:name="T1" style:family="text">
      <style:text-properties officeooo:rsid="0003a12c"/>
    </style:style>
    <style:style style:name="T2" style:family="text">
      <style:text-properties officeooo:rsid="000584af"/>
    </style:style>
    <style:style style:name="T3" style:family="text">
      <style:text-properties officeooo:rsid="0006f588"/>
    </style:style>
    <style:style style:name="T4" style:family="text">
      <style:text-properties officeooo:rsid="00099d58"/>
    </style:style>
    <style:style style:name="T5" style:family="text">
      <style:text-properties officeooo:rsid="000b5508"/>
    </style:style>
    <style:style style:name="T6" style:family="text">
      <style:text-properties officeooo:rsid="000d1925"/>
    </style:style>
    <style:style style:name="T7" style:family="text">
      <style:text-properties officeooo:rsid="000edac2"/>
    </style:style>
    <style:style style:name="T8" style:family="text">
      <style:text-properties officeooo:rsid="00116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eLine2581527108992">
          <table:table-cell table:style-name="Tabla1.A1" office:value-type="string">
            <text:p text:style-name="P3">Requisitos funcionales</text:p>
          </table:table-cell>
          <table:table-cell table:style-name="Tabla1.A1" office:value-type="string">
            <text:p text:style-name="P3">Requisitos no funcionales</text:p>
          </table:table-cell>
        </table:table-row>
        <table:table-row table:style-name="TableLine2581527108992">
          <table:table-cell table:style-name="Tabla1.A1" office:value-type="string">
            <text:p text:style-name="P4">Es posible iniciar sesión como admin (bibliotecario) o usuario (consultor de la sala de espera), donde el admin puede realizar las mismas acciones que un usuario y más.</text:p>
          </table:table-cell>
          <table:table-cell table:style-name="Tabla1.A1" office:value-type="string">
            <text:p text:style-name="P6">La aplicación debe <text:span text:style-name="T3">operar</text:span> en Windows.</text:p>
          </table:table-cell>
        </table:table-row>
        <table:table-row table:style-name="TableLine2581527108992">
          <table:table-cell table:style-name="Tabla1.A1" office:value-type="string">
            <text:p text:style-name="P4">El usuario puede consultar <text:span text:style-name="T1">la disponibilidad de los libros de la biblioteca.</text:span></text:p>
          </table:table-cell>
          <table:table-cell table:style-name="Tabla1.A1" office:value-type="string">
            <text:p text:style-name="P7">Utiliza una base de datos <text:span text:style-name="T6">basada en Linux o Windows</text:span> que debe poder ser accedida en LAN.</text:p>
          </table:table-cell>
        </table:table-row>
        <table:table-row table:style-name="TableLine2581527108992">
          <table:table-cell table:style-name="Tabla1.A1" office:value-type="string">
            <text:p text:style-name="P5">El admin puede añadir nuevos libros a la base de datos del sistema.</text:p>
          </table:table-cell>
          <table:table-cell table:style-name="Tabla1.A1" office:value-type="string">
            <text:p text:style-name="P7">Utilizar un lenguaje óptimo para Windows (C++ <text:span text:style-name="T7">ó</text:span> C# <text:span text:style-name="T7">preferiblemente</text:span>).</text:p>
          </table:table-cell>
        </table:table-row>
        <table:table-row table:style-name="TableLine2581527108992">
          <table:table-cell table:style-name="Tabla1.A1" office:value-type="string">
            <text:p text:style-name="P5">El admin puede añadir nuevos lectores a la base de datos del sistema.</text:p>
          </table:table-cell>
          <table:table-cell table:style-name="Tabla1.A1" office:value-type="string">
            <text:p text:style-name="P7">La interfaz debe constar de una ventana principal, sobre la cual se despliegan secundarias al añadir, eliminar o modificar datos, <text:span text:style-name="T4">de modo que los usuarios solo pueden ver una sola ventana </text:span><text:span text:style-name="T5">con el buscador</text:span><text:span text:style-name="T4">.</text:span></text:p>
          </table:table-cell>
        </table:table-row>
        <table:table-row table:style-name="TableLine2581527108992">
          <table:table-cell table:style-name="Tabla1.A1" office:value-type="string">
            <text:p text:style-name="P5">El admin puede fijar el número máximo de libros que un lector puede <text:span text:style-name="T2">tener</text:span> a la vez.</text:p>
          </table:table-cell>
          <table:table-cell table:style-name="Tabla1.A1" office:value-type="string">
            <text:p text:style-name="P7">El sistema debe ser compatibles con un lector de códigos QR para agilizar la identificación de los libros <text:span text:style-name="T8">y un método de entrada manual</text:span>.</text:p>
          </table:table-cell>
        </table:table-row>
        <table:table-row table:style-name="TableLine2581527108992">
          <table:table-cell table:style-name="Tabla1.A1" office:value-type="string">
            <text:p text:style-name="P5">El admin puede asignar libros que se han sacado a lectores registrados, siempre y cuando no se supere el límite.</text:p>
          </table:table-cell>
          <table:table-cell table:style-name="Tabla1.A1" office:value-type="string">
            <text:p text:style-name="P8">El manejo debe ser genérico, incluyendo la posibilidad de utilizar atajos de teclado y ratón.</text:p>
          </table:table-cell>
        </table:table-row>
        <table:table-row table:style-name="TableLine2581527108992">
          <table:table-cell table:style-name="Tabla1.A1" office:value-type="string">
            <text:p text:style-name="P6">El admin puede fijar la fecha límite que el lector debe respetar para devolver el libro.</text:p>
          </table:table-cell>
          <table:table-cell table:style-name="Tabla1.A1" office:value-type="string">
            <text:p text:style-name="P9">El espacio máximo que debe ocupar la aplicación es de 100 MB, con una base de datos en servidor con al menos 2 GB. </text:p>
          </table:table-cell>
        </table:table-row>
        <table:table-row table:style-name="TableLine2581527108992">
          <table:table-cell table:style-name="Tabla1.A1" office:value-type="string">
            <text:p text:style-name="P5">El admin puede eliminar asignaciones de libros que los lectores<text:span text:style-name="T2"> hayan devuelto.</text:span></text:p>
          </table:table-cell>
          <table:table-cell table:style-name="Tabla1.A1" office:value-type="string">
            <text:p text:style-name="P2"/>
          </table:table-cell>
        </table:table-row>
        <table:table-row table:style-name="TableLine2581527108992">
          <table:table-cell table:style-name="Tabla1.A1" office:value-type="string">
            <text:p text:style-name="P6">El admin puede extender el periodo de préstamo de un libro.</text:p>
          </table:table-cell>
          <table:table-cell table:style-name="Tabla1.A1" office:value-type="string">
            <text:p text:style-name="P2"/>
          </table:table-cell>
        </table:table-row>
        <table:table-row table:style-name="TableLine2581527108992">
          <table:table-cell table:style-name="Tabla1.A1" office:value-type="string">
            <text:p text:style-name="P6">El admin puede eliminar lectores inscritos en la base de datos.</text:p>
          </table:table-cell>
          <table:table-cell table:style-name="Tabla1.A1" office:value-type="string">
            <text:p text:style-name="P2"/>
          </table:table-cell>
        </table:table-row>
        <table:table-row table:style-name="TableLine2581527108992">
          <table:table-cell table:style-name="Tabla1.A1" office:value-type="string">
            <text:p text:style-name="P10">El admin puede modificar libros registrados en la base de datos.</text:p>
          </table:table-cell>
          <table:table-cell table:style-name="Tabla1.A1" office:value-type="string">
            <text:p text:style-name="P2"/>
          </table:table-cell>
        </table:table-row>
        <table:table-row table:style-name="TableLine2581527108992">
          <table:table-cell table:style-name="Tabla1.A1" office:value-type="string">
            <text:p text:style-name="P6">El admin puede eliminar libros registrados en la base de datos.</text:p>
          </table:table-cell>
          <table:table-cell table:style-name="Tabla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18:13:20.055000000</dc:date>
    <meta:editing-duration>PT29M44S</meta:editing-duration>
    <meta:editing-cycles>13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21" meta:word-count="310" meta:character-count="1778" meta:non-whitespace-character-count="1488"/>
  </office:meta>
</office:document-meta>
</file>